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79b53" officeooo:paragraph-rsid="000b98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d1359" officeooo:paragraph-rsid="000b98d8"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officeooo:rsid="0004079a" officeooo:paragraph-rsid="000b98d8" style:font-size-asian="10.5pt" style:font-size-complex="12pt"/>
    </style:style>
    <style:style style:name="P4" style:family="paragraph" style:parent-style-name="Standard">
      <style:paragraph-properties fo:text-align="center" style:justify-single-word="false"/>
      <style:text-properties fo:font-size="18pt" officeooo:rsid="0004079a" officeooo:paragraph-rsid="000b98d8" style:font-size-asian="18pt" style:font-size-complex="18pt"/>
    </style:style>
    <style:style style:name="P5" style:family="paragraph" style:parent-style-name="Standard">
      <style:paragraph-properties fo:text-align="start" style:justify-single-word="false"/>
      <style:text-properties fo:font-size="14pt" style:text-underline-style="none" fo:font-weight="bold" officeooo:rsid="00053f46" officeooo:paragraph-rsid="000b98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06276f" officeooo:paragraph-rsid="000b98d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53f46" officeooo:paragraph-rsid="000b98d8"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d1359" officeooo:paragraph-rsid="000b98d8"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15a0a" officeooo:paragraph-rsid="000b98d8"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0b98d8"/>
    </style:style>
    <style:style style:name="P11" style:family="paragraph" style:parent-style-name="Standard">
      <style:paragraph-properties fo:text-align="start" style:justify-single-word="false"/>
      <style:text-properties fo:font-size="12pt" officeooo:rsid="001c314d" officeooo:paragraph-rsid="001c314d" style:font-size-asian="10.5pt" style:font-size-complex="12pt"/>
    </style:style>
    <style:style style:name="P12" style:family="paragraph" style:parent-style-name="Standard">
      <style:paragraph-properties fo:text-align="start" style:justify-single-word="false"/>
      <style:text-properties fo:font-size="12pt" fo:font-weight="normal" officeooo:rsid="001c314d" officeooo:paragraph-rsid="001c314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d1359" officeooo:paragraph-rsid="001c314d" style:font-size-asian="12pt" style:font-weight-asian="normal" style:font-size-complex="12pt" style:font-weight-complex="normal"/>
    </style:style>
    <style:style style:name="T1" style:family="text">
      <style:text-properties officeooo:rsid="000b8113"/>
    </style:style>
    <style:style style:name="T2" style:family="text">
      <style:text-properties officeooo:rsid="000c65f8"/>
    </style:style>
    <style:style style:name="T3" style:family="text">
      <style:text-properties officeooo:rsid="000f991a"/>
    </style:style>
    <style:style style:name="T4" style:family="text">
      <style:text-properties fo:font-variant="normal" fo:text-transform="none" fo:color="#000000" loext:opacity="100%" style:text-line-through-style="none" style:text-line-through-type="none" style:font-name="Liberation Serif" fo:font-size="18pt" fo:font-style="normal" style:text-underline-style="none" fo:font-weight="normal" style:text-blinking="false" fo:background-color="transparent" loext:char-shading-value="0" style:font-size-asian="18pt" style:font-size-complex="18pt"/>
    </style:style>
    <style:style style:name="T5" style:family="text">
      <style:text-properties fo:font-size="18pt" officeooo:rsid="0004079a" style:font-size-asian="18pt" style:font-size-complex="18pt"/>
    </style:style>
    <style:style style:name="T6" style:family="text">
      <style:text-properties fo:font-size="18pt" officeooo:rsid="000b98d8" style:font-size-asian="18pt" style:font-size-complex="18pt"/>
    </style:style>
    <style:style style:name="T7" style:family="text">
      <style:text-properties fo:font-size="18pt" officeooo:rsid="001c098f" style:font-size-asian="18pt" style:font-size-complex="18pt"/>
    </style:style>
    <style:style style:name="T8" style:family="text">
      <style:text-properties officeooo:rsid="001c314d"/>
    </style:style>
    <style:style style:name="T9" style:family="text">
      <style:text-properties officeooo:rsid="001d3c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5">S</text:span><text:span text:style-name="T7">2</text:span><text:span text:style-name="T5">.0</text:span><text:span text:style-name="T6">2 </text:span><text:bookmark text:name="docs-internal-guid-eb5374bd-7fff-b7a6-1633-a8ca0950c3ac"/><text:span text:style-name="T4">Exploration algorithmique d’un problème</text:span></text:p>
      <text:p text:style-name="P4"/>
      <text:p text:style-name="P4">_____________________________________________</text:p>
      <text:p text:style-name="P4"/>
      <text:p text:style-name="P4"/>
      <text:p text:style-name="P5">1) Projet et ses objectifs :</text:p>
      <text:p text:style-name="P3"/>
      <text:p text:style-name="P11">Cette SAE avait pour but d’implémenter les algorithmes de Dijkstra ainsi que de Bellman Ford. Ces algorithmes ont largement été exploré en cours de mathématiques. Ils permettent de trouver le plus court chemin dans un graphes orientés et pondéré. Ils peuvent être très utile dans la vie de tous les jours, nous avons par exemple appliqué notre programme aux réseaux de la RATP afin de déterminé les plus cours chemins d’une station à une autre. <text:span text:style-name="T9">Enfin, le but de cette SAE était de déterminé quel algorithme est le plus rapide dans quelle situation.</text:span> </text:p>
      <text:p text:style-name="P3"/>
      <text:p text:style-name="P6"/>
      <text:p text:style-name="P6">2) Organisation collaborative :</text:p>
      <text:p text:style-name="P7"/>
      <text:p text:style-name="P12">Lors de ce projet, nous étions en binôme. Nous nous sommes tout deux penché sur un algo. Lorsqu’il implémentait Bellman Ford, je m’occupais de confectionner l’algorithme papier (pour lui donner une base) , les commentaires, le compte-rendu et la suite. Enfin, lorsque j’ai implémenter l’algorithme de Dijkstra c’était à son tour de faire le reste. Pour finir, nous nous sommes penchés ensemble sur les nouveaux problèmes liés au réseau RATP.</text:p>
      <text:p text:style-name="P1"/>
      <text:p text:style-name="P1"/>
      <text:p text:style-name="P8">3) Étapes et difficultés :</text:p>
      <text:p text:style-name="P8"/>
      <text:p text:style-name="P2">Le projet était découpé selon moi en trois étapes majeures <text:span text:style-name="T8">assez implicites </text:span>:</text:p>
      <text:p text:style-name="P2"/>
      <text:p text:style-name="P2">- <text:span text:style-name="T3">Implémentation d</text:span><text:span text:style-name="T8">e l’algorithme de Bellman Ford</text:span><text:span text:style-name="T3"> </text:span><text:span text:style-name="T8">(prise en compte de l’environnement, se mettre à l’aise avec ce qu’on utilise</text:span>)</text:p>
      <text:p text:style-name="P13">- <text:span text:style-name="T3">Implémentation d</text:span><text:span text:style-name="T8">e l’algorithme de Dijkstra</text:span> (<text:span text:style-name="T8">utilisation de ce qu’on connaît déjà en allant un peu plus loin) </text:span></text:p>
      <text:p text:style-name="P2">- <text:span text:style-name="T8">Utilisations de nos algorithmes avec les stations de la RATP.</text:span></text:p>
      <text:p text:style-name="P2"/>
      <text:p text:style-name="P1"><text:span text:style-name="T1">Les difficultés ont surtout résidé </text:span><text:span text:style-name="T2">dans le développement et l’innovation d</text:span><text:span text:style-name="T8">es algorithmes. Le projet était concentré sur ceux-ci et chacun d’entre eux à occupé une bonne partie des heures dédiées à ce travail. </text:span></text:p>
      <text:p text:style-name="P1"/>
      <text:p text:style-name="P9"/>
      <text:p text:style-name="P9">4 ) Amélioration pour l’avenir :</text:p>
      <text:p text:style-name="P9"/>
      <text:p text:style-name="P12">Aucune amélioration notable, peut être une meilleure organisation sur ce qu’on utilise. Par exemple, <text:s/>pour la partie RATP, nous avons utilisés les ID des stations au lieu de leurs noms. Cela était efficace dans le programme mais complexe lorsqu’il fallait déterminé quel ID correspondait à quelle station (il y avait 26<text:span text:style-name="T9">4</text:span> ID ou pl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3T15:46:55.637000000</meta:creation-date>
    <meta:generator>LibreOffice/7.1.0.3$Windows_X86_64 LibreOffice_project/f6099ecf3d29644b5008cc8f48f42f4a40986e4c</meta:generator>
    <dc:date>2025-06-13T09:51:41.482000000</dc:date>
    <meta:editing-duration>PT37M35S</meta:editing-duration>
    <meta:editing-cycles>9</meta:editing-cycles>
    <meta:document-statistic meta:table-count="0" meta:image-count="0" meta:object-count="0" meta:page-count="1" meta:paragraph-count="14" meta:word-count="339" meta:character-count="2117" meta:non-whitespace-character-count="1788"/>
  </office:meta>
</office:document-meta>
</file>